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600000500C0C127074D721657.jpg" manifest:media-type="image/jpeg"/>
  <manifest:file-entry manifest:full-path="Pictures/100000000000006900000500CABE2CD14CC04717.jpg" manifest:media-type="image/jpeg"/>
  <manifest:file-entry manifest:full-path="Pictures/1000000000000374000005001BE308B5C436C952.jpg" manifest:media-type="image/jpeg"/>
  <manifest:file-entry manifest:full-path="Pictures/1000000000000D460000020E34196716E0B65F0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4.765cm" svg:height="7.141cm" svg:x="8.081cm" svg:y="7.1cm">
          <draw:image xlink:href="Pictures/100000000000035600000500C0C127074D721657.jpg" xlink:type="simple" xlink:show="embed" xlink:actuate="onLoad" draw:mime-type="image/jpeg">
            <text:p/>
          </draw:image>
        </draw:frame>
        <draw:frame draw:style-name="gr1" draw:text-style-name="P1" draw:layer="layout" svg:width="0.586cm" svg:height="7.004cm" draw:transform="rotate (1.5707963267949) translate (1.1cm 14.832cm)">
          <draw:image xlink:href="Pictures/100000000000006900000500CABE2CD14CC04717.jpg" xlink:type="simple" xlink:show="embed" xlink:actuate="onLoad" draw:mime-type="image/jpeg">
            <text:p/>
          </draw:image>
        </draw:frame>
        <draw:frame draw:style-name="gr1" draw:text-style-name="P1" draw:layer="layout" svg:width="4.767cm" svg:height="7.141cm" draw:transform="rotate (-3.14159265358979) translate (12.845cm 21.942cm)">
          <draw:image xlink:href="Pictures/1000000000000374000005001BE308B5C436C952.jpg" xlink:type="simple" xlink:show="embed" xlink:actuate="onLoad" draw:mime-type="image/jpeg">
            <text:p/>
          </draw:image>
        </draw:frame>
        <draw:frame draw:style-name="gr1" draw:text-style-name="P1" draw:layer="layout" svg:width="4.767cm" svg:height="0.587cm" svg:x="8.079cm" svg:y="14.214cm">
          <draw:image xlink:href="Pictures/1000000000000D460000020E34196716E0B65F05.png" xlink:type="simple" xlink:show="embed" xlink:actuate="onLoad" draw:mime-type="image/png">
            <text:p/>
          </draw:image>
        </draw:frame>
        <draw:frame draw:style-name="gr1" draw:text-style-name="P1" draw:layer="layout" svg:width="7.004cm" svg:height="0.587cm" svg:x="12.846cm" svg:y="14.214cm">
          <draw:image xlink:href="Pictures/1000000000000D460000020E34196716E0B65F05.png" xlink:type="simple" xlink:show="embed" xlink:actuate="onLoad" draw:mime-type="image/png">
            <text:p/>
          </draw:image>
        </draw:frame>
        <draw:frame draw:style-name="gr1" draw:text-style-name="P1" draw:layer="layout" svg:width="4.766cm" svg:height="0.587cm" svg:x="8.112cm" svg:y="21.972cm">
          <draw:image xlink:href="Pictures/1000000000000D460000020E34196716E0B65F0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3-20T16:55:56.653000000</dc:date>
    <meta:editing-duration>PT9M49S</meta:editing-duration>
    <meta:editing-cycles>2</meta:editing-cycles>
    <meta:generator>LibreOffice/7.1.1.2$Windows_X86_64 LibreOffice_project/fe0b08f4af1bacafe4c7ecc87ce55bb426164676</meta:generator>
    <meta:document-statistic meta:object-count="6"/>
  </office:meta>
</office:document-meta>
</file>